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DejaVu Serif Condensed1" svg:font-family="'DejaVu Serif Condensed'" style:font-family-generic="roman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>
        <style:tab-stops>
          <style:tab-stop style:position="4.233cm"/>
          <style:tab-stop style:position="11.695cm"/>
          <style:tab-stop style:position="16.88cm"/>
        </style:tab-stops>
      </style:paragraph-properties>
      <style:text-properties style:use-window-font-color="true" style:font-name="DejaVu Serif Condensed" fo:font-size="11pt" fo:language="de" fo:country="AT" style:text-underline-style="solid" style:text-underline-width="auto" style:text-underline-color="font-color" style:font-size-asian="11pt" style:font-size-complex="11pt"/>
    </style:style>
    <style:style style:name="P2" style:family="paragraph" style:parent-style-name="Standard">
      <style:paragraph-properties fo:line-height="150%" fo:text-align="justify" style:justify-single-word="false">
        <style:tab-stops>
          <style:tab-stop style:position="5.847cm"/>
          <style:tab-stop style:position="16.854cm"/>
        </style:tab-stops>
      </style:paragraph-properties>
      <style:text-properties style:use-window-font-color="true" style:font-name="DejaVu Serif Condensed" fo:font-size="11pt" fo:language="de" fo:country="AT" style:text-underline-style="solid" style:text-underline-width="auto" style:text-underline-color="font-color" style:font-size-asian="11pt" style:font-size-complex="11pt"/>
    </style:style>
    <style:style style:name="P3" style:family="paragraph" style:parent-style-name="Standard">
      <style:paragraph-properties fo:line-height="150%" fo:text-align="justify" style:justify-single-word="false">
        <style:tab-stops>
          <style:tab-stop style:position="4.233cm"/>
          <style:tab-stop style:position="11.695cm"/>
        </style:tab-stops>
      </style:paragraph-properties>
      <style:text-properties style:use-window-font-color="true" style:font-name="DejaVu Serif Condensed" fo:font-size="11pt" fo:language="de" fo:country="AT" style:text-underline-style="none" style:font-size-asian="11pt" style:font-size-complex="11pt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5.53cm"/>
          <style:tab-stop style:position="16cm"/>
        </style:tab-stops>
      </style:paragraph-properties>
      <style:text-properties style:use-window-font-color="true" style:font-name="DejaVu Serif Condensed" fo:font-size="11pt" fo:language="de" fo:country="AT" style:text-underline-style="none" style:font-size-asian="11pt" style:font-size-complex="11pt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5.847cm"/>
          <style:tab-stop style:position="16.854cm"/>
        </style:tab-stops>
      </style:paragraph-properties>
      <style:text-properties style:use-window-font-color="true" style:font-name="DejaVu Serif Condensed" fo:font-size="11pt" fo:language="de" fo:country="AT" style:text-underline-style="none" style:font-size-asian="11pt" style:font-size-complex="11pt"/>
    </style:style>
    <style:style style:name="P6" style:family="paragraph" style:parent-style-name="Standard">
      <style:paragraph-properties fo:line-height="150%" fo:text-align="justify" style:justify-single-word="false"/>
      <style:text-properties style:use-window-font-color="true" style:font-name="DejaVu Serif Condensed" fo:font-size="11pt" fo:language="de" fo:country="AT" style:font-size-asian="11pt" style:font-size-complex="11pt"/>
    </style:style>
    <style:style style:name="P7" style:family="paragraph" style:parent-style-name="Standard">
      <style:paragraph-properties fo:line-height="150%" fo:text-align="justify" style:justify-single-word="false">
        <style:tab-stops>
          <style:tab-stop style:position="5.847cm"/>
          <style:tab-stop style:position="16.854cm"/>
        </style:tab-stops>
      </style:paragraph-properties>
      <style:text-properties style:use-window-font-color="true" style:font-name="DejaVu Serif Condensed" fo:font-size="11pt" fo:language="de" fo:country="AT" style:font-size-asian="11pt" style:font-size-complex="11pt"/>
    </style:style>
    <style:style style:name="P8" style:family="paragraph" style:parent-style-name="Standard">
      <style:paragraph-properties fo:line-height="150%" fo:text-align="justify" style:justify-single-word="false"/>
      <style:text-properties style:use-window-font-color="true" style:font-name="DejaVu Serif Condensed" fo:font-size="14pt" fo:language="de" fo:country="AT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2">
      <style:paragraph-properties fo:line-height="150%" fo:text-align="justify" style:justify-single-word="false">
        <style:tab-stops>
          <style:tab-stop style:position="4.233cm"/>
          <style:tab-stop style:position="11.695cm"/>
        </style:tab-stops>
      </style:paragraph-properties>
    </style:style>
    <style:style style:name="P10" style:family="paragraph" style:parent-style-name="Standard" style:list-style-name="L1" style:master-page-name="">
      <style:paragraph-properties fo:line-height="150%" fo:text-align="justify" style:justify-single-word="false" style:page-number="auto">
        <style:tab-stops>
          <style:tab-stop style:position="4.233cm"/>
          <style:tab-stop style:position="11.695cm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DejaVu Serif Condensed1" fo:font-size="16pt" style:font-name-asian="DejaVu Serif Condensed1" style:font-size-asian="16pt" style:font-name-complex="DejaVu Serif Condensed1" style:font-size-complex="16pt"/>
    </style:style>
    <style:style style:name="T3" style:family="text">
      <style:text-properties style:use-window-font-color="true" style:font-name="DejaVu Serif Condensed" fo:font-size="11pt" fo:language="de" fo:country="AT" style:text-underline-style="none" style:font-size-asian="11pt" style:font-size-complex="11pt"/>
    </style:style>
    <style:style style:name="T4" style:family="text">
      <style:text-properties style:use-window-font-color="true" style:font-name="DejaVu Serif Condensed" fo:font-size="11pt" fo:language="de" fo:country="AT" style:text-underline-style="none" officeooo:rsid="0006c14b" style:font-size-asian="11pt" style:font-size-complex="11pt"/>
    </style:style>
    <style:style style:name="T5" style:family="text">
      <style:text-properties style:use-window-font-color="true" style:font-name="DejaVu Serif Condensed" fo:font-size="11pt" fo:language="de" fo:country="AT" style:text-underline-style="none" officeooo:rsid="0006e921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cm" fo:margin-left="0.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usleihformular </text:p>
      <text:p text:style-name="P8"/>
      <text:p text:style-name="P6"/>
      <text:p text:style-name="P6"/>
      <text:p text:style-name="P7">Verleihstation<text:tab/><text:span text:style-name="T1"><text:tab/></text:span></text:p>
      <text:p text:style-name="P5"/>
      <text:p text:style-name="P5"/>
      <text:p text:style-name="P5">Vorname, Nachname<text:tab/><text:span text:style-name="T1"><text:tab/></text:span></text:p>
      <text:p text:style-name="P2"/>
      <text:p text:style-name="P5">Straße, Hausnummer<text:tab/><text:span text:style-name="T1"><text:tab/></text:span></text:p>
      <text:p text:style-name="P2"/>
      <text:p text:style-name="P5">Postleitzahl, Ort<text:tab/><text:span text:style-name="T1"><text:tab/></text:span></text:p>
      <text:p text:style-name="P2"/>
      <text:p text:style-name="P5">Art &amp; Nummer des Ausweises<text:tab/><text:span text:style-name="T1"><text:tab/></text:span></text:p>
      <text:p text:style-name="P2"/>
      <text:p text:style-name="P5">Telefon-/Handynummer<text:tab/><text:span text:style-name="T1"><text:tab/></text:span></text:p>
      <text:p text:style-name="P5"/>
      <text:p text:style-name="P5"/>
      <text:p text:style-name="P5">Datum &amp; Uhrzeit Abholung<text:tab/><text:span text:style-name="T1"><text:tab/></text:span></text:p>
      <text:p text:style-name="P5"/>
      <text:p text:style-name="P5">Datum &amp; Uhrzeit Rückgabe<text:tab/><text:span text:style-name="T1"><text:tab/></text:span></text:p>
      <text:p text:style-name="P5"/>
      <text:p text:style-name="P5"/>
      <text:p text:style-name="P5"><text:span text:style-name="T2">□</text:span> <text:s/>Ich akzeptiere die Nutzungsbedingungen und erkläre mich bereit, sie einzuhalten.</text:p>
      <text:p text:style-name="P5"/>
      <text:p text:style-name="P5"/>
      <text:p text:style-name="P5">Unterschrift<text:tab/><text:span text:style-name="T1"><text:tab/></text:span></text:p>
      <text:p text:style-name="P4"/>
      <text:p text:style-name="P3"/>
      <text:p text:style-name="P3">Hinweis an die Verleihstation</text:p>
      <text:list xml:id="list2576163194934928790" text:style-name="L1">
        <text:list-item>
          <text:p text:style-name="P10">Bitte Foto und Daten des Ausweises überprüfen.</text:p>
        </text:list-item>
      </text:list>
      <text:p text:style-name="P3"/>
      <text:p text:style-name="P3">Hinweise an die/den Nutzer/in</text:p>
      <text:list xml:id="list8677929628009387691" text:style-name="L2">
        <text:list-item>
          <text:p text:style-name="P9"><text:span text:style-name="T3">Bitte mach ein Foto und schick uns deine Erfahrungen mit dem Lastenrad in ein paar Worten an </text:span><text:span text:style-name="T4">&lt;EMAIL@ORGANISATION&gt;</text:span><text:span text:style-name="T3"> oder poste es auf </text:span><text:span text:style-name="T5">&lt;FACEBOOK-PAGE-LINK</text:span><text:span text:style-name="T4">&gt;</text:span></text:p>
        </text:list-item>
        <text:list-item>
          <text:p text:style-name="P9"><text:span text:style-name="T4">D</text:span><text:span text:style-name="T3">u musst nicht, aber du darfst uns gern eine kleine Spende zur Deckung der Wartungs-und Reparaturkosten gebe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DejaVu Serif Condensed1" svg:font-family="'DejaVu Serif Condensed'" style:font-family-generic="roman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54cm" style:type="center"/>
          <style:tab-stop style:position="16.9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justify" style:justify-single-word="false">
        <style:tab-stops>
          <style:tab-stop style:position="4.233cm"/>
          <style:tab-stop style:position="11.695cm"/>
          <style:tab-stop style:position="16.88cm"/>
        </style:tab-stops>
      </style:paragraph-properties>
      <style:text-properties style:use-window-font-color="true" style:font-name="DejaVu Serif Condensed" fo:font-size="11pt" fo:language="de" fo:country="AT" style:text-underline-style="solid" style:text-underline-width="auto" style:text-underline-color="font-color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1.588cm" fo:margin-bottom="0.674cm" fo:margin-left="2.09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61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7T09:45:01.49</meta:creation-date>
    <dc:date>2015-02-24T20:10:12.519496449</dc:date>
    <meta:editing-duration>P1DT6M57S</meta:editing-duration>
    <meta:editing-cycles>43</meta:editing-cycles>
    <meta:generator>LibreOffice/4.3.3.2$Linux_X86_64 LibreOffice_project/430m0$Build-2</meta:generator>
    <meta:print-date>2014-07-15T11:08:50.70</meta:print-date>
    <meta:document-statistic meta:table-count="0" meta:image-count="0" meta:object-count="0" meta:page-count="1" meta:paragraph-count="16" meta:word-count="92" meta:character-count="658" meta:non-whitespace-character-count="565"/>
  </office:meta>
</office:document-meta>
</file>